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table:style-name="ce6" office:value-type="time" office:time-value="PT11H14M00S">
            <text:p>11:14:00</text:p>
          </table:table-cell>
          <table:table-cell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table:style-name="ce6" office:value-type="time" office:time-value="PT11H48M00S">
            <text:p>11:48:00</text:p>
          </table:table-cell>
          <table:table-cell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table:style-name="ce6" office:value-type="time" office:time-value="PT12H00M00S">
            <text:p>12:00:00</text:p>
          </table:table-cell>
          <table:table-cell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table:style-name="ce6" office:value-type="time" office:time-value="PT12H12M00S">
            <text:p>12:12:00</text:p>
          </table:table-cell>
          <table:table-cell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table:style-name="ce6" office:value-type="time" office:time-value="PT12H33M00S">
            <text:p>12:33:00</text:p>
          </table:table-cell>
          <table:table-cell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table:style-name="ce6"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table:style-name="ce6" office:value-type="time" office:time-value="PT13H08M00S">
            <text:p>13:08:00</text:p>
          </table:table-cell>
          <table:table-cell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table:style-name="ce6"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table:style-name="ce6" office:value-type="time" office:time-value="PT13H46M00S">
            <text:p>13:46:00</text:p>
          </table:table-cell>
          <table:table-cell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table:style-name="ce6" office:value-type="time" office:time-value="PT14H13M00S">
            <text:p>14:13:00</text:p>
          </table:table-cell>
          <table:table-cell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table:style-name="ce6" office:value-type="time" office:time-value="PT14H27M00S">
            <text:p>14:27:00</text:p>
          </table:table-cell>
          <table:table-cell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table:style-name="ce6" office:value-type="time" office:time-value="PT14H44M00S">
            <text:p>14:44:00</text:p>
          </table:table-cell>
          <table:table-cell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table:style-name="ce6" office:value-type="time" office:time-value="PT14H57M00S">
            <text:p>14:57:00</text:p>
          </table:table-cell>
          <table:table-cell office:value-type="string">
            <text:p>(12-16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table:style-name="ce6" office:value-type="time" office:time-value="PT20H16M00S">
            <text:p>20:16:00</text:p>
          </table:table-cell>
          <table:table-cell office:value-type="string">
            <text:p>(20-24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table:style-name="ce6" office:value-type="time" office:time-value="PT20H21M00S">
            <text:p>20:21:00</text:p>
          </table:table-cell>
          <table:table-cell office:value-type="string">
            <text:p>(20-24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table:style-name="ce6" office:value-type="time" office:time-value="PT20H34M00S">
            <text:p>20:34:00</text:p>
          </table:table-cell>
          <table:table-cell office:value-type="string">
            <text:p>(20-24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table:style-name="ce6" office:value-type="time" office:time-value="PT20H49M00S">
            <text:p>20:49:00</text:p>
          </table:table-cell>
          <table:table-cell office:value-type="string">
            <text:p>(20-24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table:style-name="ce6" office:value-type="time" office:time-value="PT21H44M00S">
            <text:p>21:44:00</text:p>
          </table:table-cell>
          <table:table-cell office:value-type="string">
            <text:p>(20-24)</text:p>
          </table:table-cell>
          <table:table-cell table:style-name="ce10"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table:style-name="ce6" office:value-type="time" office:time-value="PT08H10M00S">
            <text:p>08:10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table:style-name="ce6" office:value-type="time" office:time-value="PT08H29M00S">
            <text:p>08:29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table:style-name="ce6" office:value-type="time" office:time-value="PT08H51M00S">
            <text:p>08:51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table:style-name="ce6" office:value-type="time" office:time-value="PT09H08M00S">
            <text:p>09:08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table:style-name="ce6" office:value-type="time" office:time-value="PT09H22M00S">
            <text:p>09:22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table:style-name="ce6" office:value-type="time" office:time-value="PT09H42M00S">
            <text:p>09:42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table:style-name="ce6" office:value-type="time" office:time-value="PT09H57M00S">
            <text:p>09:57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table:style-name="ce6" office:value-type="time" office:time-value="PT10H14M00S">
            <text:p>10:14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table:style-name="ce6" office:value-type="time" office:time-value="PT10H31M00S">
            <text:p>10:31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table:style-name="ce6" office:value-type="time" office:time-value="PT11H22M00S">
            <text:p>11:22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table:style-name="ce6" office:value-type="time" office:time-value="PT11H41M00S">
            <text:p>11:41:00</text:p>
          </table:table-cell>
          <table:table-cell office:value-type="string">
            <text:p>(8-12)</text:p>
          </table:table-cell>
          <table:table-cell table:style-name="ce10"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table:style-name="ce6" office:value-type="time" office:time-value="PT12H07M00S">
            <text:p>12:07:00</text:p>
          </table:table-cell>
          <table:table-cell office:value-type="string">
            <text:p>(12-16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table:style-name="ce6" office:value-type="time" office:time-value="PT12H32M00S">
            <text:p>12:32:00</text:p>
          </table:table-cell>
          <table:table-cell office:value-type="string">
            <text:p>(12-16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table:style-name="ce6" office:value-type="time" office:time-value="PT12H50M00S">
            <text:p>12:50:00</text:p>
          </table:table-cell>
          <table:table-cell office:value-type="string">
            <text:p>(12-16)</text:p>
          </table:table-cell>
          <table:table-cell table:style-name="ce10"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table:style-name="ce6" office:value-type="time" office:time-value="PT13H43M00S">
            <text:p>13:43:00</text:p>
          </table:table-cell>
          <table:table-cell office:value-type="string">
            <text:p>(12-16)</text:p>
          </table:table-cell>
          <table:table-cell table:style-name="ce10"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2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38M00S">
            <text:p>13:3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51M00S">
            <text:p>13:5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06M00S">
            <text:p>14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26M00S">
            <text:p>14:2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48M00S">
            <text:p>14:4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06M00S">
            <text:p>15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35M00S">
            <text:p>15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53M00S">
            <text:p>15:53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1M00S">
            <text:p>16:01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9M00S">
            <text:p>16:0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27M00S">
            <text:p>16:2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47M00S">
            <text:p>16:4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24M00S">
            <text:p>17:2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39M00S">
            <text:p>17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57M00S">
            <text:p>17:5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8H44M00S">
            <text:p>18:4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39M00S">
            <text:p>19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54M00S">
            <text:p>19:5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02M00S">
            <text:p>20:02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10M00S">
            <text:p>20:10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24M00S">
            <text:p>20:24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40M00S">
            <text:p>20:40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56M00S">
            <text:p>20:56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1H11M00S">
            <text:p>21:11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martes</text:p>
          </table:table-cell>
          <table:table-cell table:style-name="ce6" office:value-type="time" office:time-value="PT21H27M00S">
            <text:p>21:27:00</text:p>
          </table:table-cell>
          <table:table-cell office:value-type="string">
            <text:p>(20-24)</text:p>
          </table:table-cell>
          <table:table-cell table:style-name="ce10" office:value-type="date" office:date-value="2020-01-28">
            <text:p>28/01/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miercoles</text:p>
          </table:table-cell>
          <table:table-cell table:style-name="ce6" office:value-type="time" office:time-value="PT08H28M00S">
            <text:p>08:28:00</text:p>
          </table:table-cell>
          <table:table-cell office:value-type="string">
            <text:p>(8-12)</text:p>
          </table:table-cell>
          <table:table-cell table:style-name="ce10" office:value-type="date" office:date-value="2020-01-29">
            <text:p>29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miercoles</text:p>
          </table:table-cell>
          <table:table-cell table:style-name="ce6" office:value-type="time" office:time-value="PT08H34M00S">
            <text:p>08:34:00</text:p>
          </table:table-cell>
          <table:table-cell office:value-type="string">
            <text:p>(8-12)</text:p>
          </table:table-cell>
          <table:table-cell table:style-name="ce10" office:value-type="date" office:date-value="2020-01-29">
            <text:p>29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miercoles</text:p>
          </table:table-cell>
          <table:table-cell office:value-type="string">
            <text:p>08:51:00</text:p>
          </table:table-cell>
          <table:table-cell office:value-type="string">
            <text:p>(8-12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Valencia 1</text:p>
          </table:table-cell>
          <table:table-cell office:value-type="string">
            <text:p>miercoles</text:p>
          </table:table-cell>
          <table:table-cell office:value-type="string">
            <text:p>09:23:00</text:p>
          </table:table-cell>
          <table:table-cell office:value-type="string">
            <text:p>(8-12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Valencia 2</text:p>
          </table:table-cell>
          <table:table-cell office:value-type="string">
            <text:p>miercoles</text:p>
          </table:table-cell>
          <table:table-cell office:value-type="string">
            <text:p>09:38:00</text:p>
          </table:table-cell>
          <table:table-cell office:value-type="string">
            <text:p>(8-12)</text:p>
          </table:table-cell>
          <table:table-cell office:value-type="string">
            <text:p>29/01/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miercoles</text:p>
          </table:table-cell>
          <table:table-cell office:value-type="string">
            <text:p>09:52:00</text:p>
          </table:table-cell>
          <table:table-cell office:value-type="string">
            <text:p>(8-12)</text:p>
          </table:table-cell>
          <table:table-cell office:value-type="string">
            <text:p>29/01/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string">
            <text:p>Velia 1</text:p>
          </table:table-cell>
          <table:table-cell office:value-type="string">
            <text:p>miercoles</text:p>
          </table:table-cell>
          <table:table-cell office:value-type="string">
            <text:p>10:19:00</text:p>
          </table:table-cell>
          <table:table-cell office:value-type="string">
            <text:p>(8-12)</text:p>
          </table:table-cell>
          <table:table-cell office:value-type="string">
            <text:p>29/01/2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Velia 2</text:p>
          </table:table-cell>
          <table:table-cell office:value-type="string">
            <text:p>miercoles</text:p>
          </table:table-cell>
          <table:table-cell office:value-type="string">
            <text:p>10:29:00</text:p>
          </table:table-cell>
          <table:table-cell office:value-type="string">
            <text:p>(8-12)</text:p>
          </table:table-cell>
          <table:table-cell office:value-type="string">
            <text:p>29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miercoles</text:p>
          </table:table-cell>
          <table:table-cell office:value-type="string">
            <text:p>10:54:00</text:p>
          </table:table-cell>
          <table:table-cell office:value-type="string">
            <text:p>(8-12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miercoles</text:p>
          </table:table-cell>
          <table:table-cell office:value-type="string">
            <text:p>11:09:00</text:p>
          </table:table-cell>
          <table:table-cell office:value-type="string">
            <text:p>(8-12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miercoles</text:p>
          </table:table-cell>
          <table:table-cell office:value-type="string">
            <text:p>11:26:00</text:p>
          </table:table-cell>
          <table:table-cell office:value-type="string">
            <text:p>(8-12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miercoles</text:p>
          </table:table-cell>
          <table:table-cell office:value-type="string">
            <text:p>12:11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miercoles</text:p>
          </table:table-cell>
          <table:table-cell office:value-type="string">
            <text:p>12:13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miercoles</text:p>
          </table:table-cell>
          <table:table-cell office:value-type="string">
            <text:p>12:29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Velia 1</text:p>
          </table:table-cell>
          <table:table-cell office:value-type="string">
            <text:p>miercoles</text:p>
          </table:table-cell>
          <table:table-cell office:value-type="string">
            <text:p>12:44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Velia 2</text:p>
          </table:table-cell>
          <table:table-cell office:value-type="string">
            <text:p>miercoles</text:p>
          </table:table-cell>
          <table:table-cell office:value-type="string">
            <text:p>13:04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miercoles</text:p>
          </table:table-cell>
          <table:table-cell office:value-type="string">
            <text:p>13:17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miercoles</text:p>
          </table:table-cell>
          <table:table-cell office:value-type="string">
            <text:p>13:32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miercoles</text:p>
          </table:table-cell>
          <table:table-cell office:value-type="string">
            <text:p>13:49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miercoles</text:p>
          </table:table-cell>
          <table:table-cell office:value-type="string">
            <text:p>14:05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Valencia 1</text:p>
          </table:table-cell>
          <table:table-cell office:value-type="string">
            <text:p>miercoles</text:p>
          </table:table-cell>
          <table:table-cell office:value-type="string">
            <text:p>14:23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Valencia 2</text:p>
          </table:table-cell>
          <table:table-cell office:value-type="string">
            <text:p>miercoles</text:p>
          </table:table-cell>
          <table:table-cell office:value-type="string">
            <text:p>14:40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miercoles</text:p>
          </table:table-cell>
          <table:table-cell office:value-type="string">
            <text:p>14:57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miercoles</text:p>
          </table:table-cell>
          <table:table-cell office:value-type="string">
            <text:p>15:18:00</text:p>
          </table:table-cell>
          <table:table-cell office:value-type="string">
            <text:p>(12-16)</text:p>
          </table:table-cell>
          <table:table-cell office:value-type="string">
            <text:p>29/01/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miercoles</text:p>
          </table:table-cell>
          <table:table-cell office:value-type="string">
            <text:p>16:50:00</text:p>
          </table:table-cell>
          <table:table-cell office:value-type="string">
            <text:p>(16-20)</text:p>
          </table:table-cell>
          <table:table-cell office:value-type="string">
            <text:p>29/01/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miercoles</text:p>
          </table:table-cell>
          <table:table-cell office:value-type="string">
            <text:p>17:01:00</text:p>
          </table:table-cell>
          <table:table-cell office:value-type="string">
            <text:p>(16-20)</text:p>
          </table:table-cell>
          <table:table-cell office:value-type="string">
            <text:p>29/01/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miercoles</text:p>
          </table:table-cell>
          <table:table-cell office:value-type="string">
            <text:p>17:30:00</text:p>
          </table:table-cell>
          <table:table-cell office:value-type="string">
            <text:p>(16-20)</text:p>
          </table:table-cell>
          <table:table-cell office:value-type="string">
            <text:p>29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miercoles</text:p>
          </table:table-cell>
          <table:table-cell office:value-type="string">
            <text:p>18:56:00</text:p>
          </table:table-cell>
          <table:table-cell office:value-type="string">
            <text:p>(16-20)</text:p>
          </table:table-cell>
          <table:table-cell office:value-type="string">
            <text:p>29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miercoles</text:p>
          </table:table-cell>
          <table:table-cell office:value-type="string">
            <text:p>19:18:00</text:p>
          </table:table-cell>
          <table:table-cell office:value-type="string">
            <text:p>(16-20)</text:p>
          </table:table-cell>
          <table:table-cell office:value-type="string">
            <text:p>29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Velia 1</text:p>
          </table:table-cell>
          <table:table-cell office:value-type="string">
            <text:p>miercoles</text:p>
          </table:table-cell>
          <table:table-cell office:value-type="string">
            <text:p>19:40:00</text:p>
          </table:table-cell>
          <table:table-cell office:value-type="string">
            <text:p>(16-20)</text:p>
          </table:table-cell>
          <table:table-cell office:value-type="string">
            <text:p>29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Velia 2</text:p>
          </table:table-cell>
          <table:table-cell office:value-type="string">
            <text:p>miercoles</text:p>
          </table:table-cell>
          <table:table-cell office:value-type="string">
            <text:p>19:49:00</text:p>
          </table:table-cell>
          <table:table-cell office:value-type="string">
            <text:p>(16-20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Velia 2</text:p>
          </table:table-cell>
          <table:table-cell office:value-type="string">
            <text:p>miercoles</text:p>
          </table:table-cell>
          <table:table-cell office:value-type="string">
            <text:p>20:02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miercoles</text:p>
          </table:table-cell>
          <table:table-cell office:value-type="string">
            <text:p>20:03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miercoles</text:p>
          </table:table-cell>
          <table:table-cell office:value-type="string">
            <text:p>20:20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miercoles</text:p>
          </table:table-cell>
          <table:table-cell office:value-type="string">
            <text:p>20:38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Velia 1</text:p>
          </table:table-cell>
          <table:table-cell office:value-type="string">
            <text:p>miercoles</text:p>
          </table:table-cell>
          <table:table-cell office:value-type="string">
            <text:p>20:58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miercoles</text:p>
          </table:table-cell>
          <table:table-cell office:value-type="string">
            <text:p>21:13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miercoles</text:p>
          </table:table-cell>
          <table:table-cell office:value-type="string">
            <text:p>21:28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miercoles</text:p>
          </table:table-cell>
          <table:table-cell office:value-type="string">
            <text:p>21:43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miercoles</text:p>
          </table:table-cell>
          <table:table-cell office:value-type="string">
            <text:p>21:58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Valencia 1</text:p>
          </table:table-cell>
          <table:table-cell office:value-type="string">
            <text:p>miercoles</text:p>
          </table:table-cell>
          <table:table-cell office:value-type="string">
            <text:p>22:14:00</text:p>
          </table:table-cell>
          <table:table-cell office:value-type="string">
            <text:p>(20-24)</text:p>
          </table:table-cell>
          <table:table-cell office:value-type="string">
            <text:p>29/01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30/01/2020</text:date>, <text:time>07:58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30T07:58:35.39</dc:date>
    <meta:editing-duration>P1DT3H37M49S</meta:editing-duration>
    <meta:editing-cycles>103</meta:editing-cycles>
    <meta:generator>OpenOffice/4.1.7$Win32 OpenOffice.org_project/417m1$Build-9800</meta:generator>
    <dc:title>BDO Comercio imperial - Jupyter Notebook</dc:title>
    <meta:document-statistic meta:table-count="3" meta:cell-count="1729" meta:object-count="0"/>
  </office:meta>
</office:document-meta>
</file>